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badi" svg:font-family="Abadi" style:font-family-generic="roman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6.4931in" fo:margin-left="0.0035in" fo:margin-top="0in" fo:margin-bottom="0in" table:align="left" style:writing-mode="lr-tb"/>
    </style:style>
    <style:style style:name="Table1.A" style:family="table-column">
      <style:table-column-properties style:column-width="1.1125in"/>
    </style:style>
    <style:style style:name="Table1.B" style:family="table-column">
      <style:table-column-properties style:column-width="1.075in"/>
    </style:style>
    <style:style style:name="Table1.D" style:family="table-column">
      <style:table-column-properties style:column-width="1.0715in"/>
    </style:style>
    <style:style style:name="Table1.E" style:family="table-column">
      <style:table-column-properties style:column-width="1.0819in"/>
    </style:style>
    <style:style style:name="Table1.F" style:family="table-column">
      <style:table-column-properties style:column-width="1.077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4965in" fo:margin-left="0.0035in" fo:margin-top="0in" fo:margin-bottom="0in" table:align="left" style:writing-mode="lr-tb"/>
    </style:style>
    <style:style style:name="Table2.A" style:family="table-column">
      <style:table-column-properties style:column-width="0.7882in"/>
    </style:style>
    <style:style style:name="Table2.B" style:family="table-column">
      <style:table-column-properties style:column-width="0.6625in"/>
    </style:style>
    <style:style style:name="Table2.C" style:family="table-column">
      <style:table-column-properties style:column-width="0.3722in"/>
    </style:style>
    <style:style style:name="Table2.D" style:family="table-column">
      <style:table-column-properties style:column-width="0.3792in"/>
    </style:style>
    <style:style style:name="Table2.E" style:family="table-column">
      <style:table-column-properties style:column-width="2.2993in"/>
    </style:style>
    <style:style style:name="Table2.F" style:family="table-column">
      <style:table-column-properties style:column-width="1.9951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/>
    </style:style>
    <style:style style:name="Table2.A9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15%" fo:orphans="0" fo:widows="0"/>
      <style:text-properties style:font-name="Calibri1" fo:font-size="7pt" fo:font-weight="bold" style:font-size-asian="7pt" style:font-weight-asian="bold" style:font-size-complex="7pt"/>
    </style:style>
    <style:style style:name="P2" style:family="paragraph" style:parent-style-name="Standard">
      <style:paragraph-properties fo:line-height="115%" fo:text-align="justify" style:justify-single-word="false" fo:orphans="0" fo:widows="0"/>
      <style:text-properties style:font-name="Calibri1" fo:font-size="7pt" fo:font-weight="bold" style:font-size-asian="7pt" style:font-weight-asian="bold" style:font-size-complex="7pt"/>
    </style:style>
    <style:style style:name="P3" style:family="paragraph" style:parent-style-name="Standard">
      <style:paragraph-properties fo:line-height="115%" fo:orphans="0" fo:widows="0"/>
      <style:text-properties style:font-name="Calibri1" fo:font-size="7pt" officeooo:rsid="002428fb" officeooo:paragraph-rsid="002428fb" style:font-size-asian="7pt" style:font-size-complex="7pt"/>
    </style:style>
    <style:style style:name="P4" style:family="paragraph" style:parent-style-name="Standard">
      <style:paragraph-properties fo:line-height="115%" fo:orphans="0" fo:widows="0"/>
      <style:text-properties style:font-name="Calibri1" fo:font-size="7pt" officeooo:rsid="001de62a" officeooo:paragraph-rsid="001de62a" style:font-size-asian="7pt" style:font-size-complex="7pt"/>
    </style:style>
    <style:style style:name="P5" style:family="paragraph" style:parent-style-name="Standard">
      <style:paragraph-properties fo:line-height="115%" fo:orphans="0" fo:widows="0"/>
      <style:text-properties style:font-name="Calibri1" fo:font-size="7pt" officeooo:rsid="0028d916" officeooo:paragraph-rsid="0028d916" style:font-size-asian="7pt" style:font-size-complex="7pt"/>
    </style:style>
    <style:style style:name="P6" style:family="paragraph" style:parent-style-name="Standard">
      <style:text-properties style:font-name="Calibri1"/>
    </style:style>
    <style:style style:name="P7" style:family="paragraph" style:parent-style-name="Standard">
      <style:text-properties style:font-name="Calibri1" fo:font-size="9pt" style:font-size-asian="9pt" style:font-size-complex="9pt"/>
    </style:style>
    <style:style style:name="P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9pt" fo:language="en" fo:country="US" style:letter-kerning="false" style:font-name-asian="Calibri2" style:font-size-asian="9pt" style:language-asian="en" style:country-asian="US" style:font-size-complex="9pt" style:language-complex="ar" style:country-complex="SA"/>
    </style:style>
    <style:style style:name="P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11pt" fo:language="en" fo:country="US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10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2428fb" officeooo:paragraph-rsid="002428fb" style:font-size-asian="7pt" style:font-size-complex="7pt"/>
    </style:style>
    <style:style style:name="P11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28d916" officeooo:paragraph-rsid="0028d916" style:font-size-asian="7pt" style:font-size-complex="7pt"/>
    </style:style>
    <style:style style:name="P12" style:family="paragraph" style:parent-style-name="List_20_Paragraph" style:list-style-name="WWNum1">
      <style:paragraph-properties fo:line-height="115%" fo:orphans="0" fo:widows="0"/>
      <style:text-properties style:font-name="Calibri1" fo:font-size="7pt" style:font-size-asian="7pt" style:font-size-complex="7pt"/>
    </style:style>
    <style:style style:name="P13" style:family="paragraph" style:parent-style-name="List_20_Paragraph" style:list-style-name="WWNum2">
      <style:paragraph-properties fo:line-height="115%" fo:orphans="0" fo:widows="0"/>
      <style:text-properties style:font-name="Calibri1" fo:font-size="7pt" style:font-size-asian="7pt" style:font-size-complex="7pt"/>
    </style:style>
    <style:style style:name="P14" style:family="paragraph" style:parent-style-name="List_20_Paragraph" style:list-style-name="WWNum1">
      <style:paragraph-properties fo:line-height="115%" fo:orphans="0" fo:widows="0"/>
      <style:text-properties style:font-name="Calibri1"/>
    </style:style>
    <style:style style:name="P15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305f15" officeooo:paragraph-rsid="00305f15" style:font-size-asian="7pt" style:font-size-complex="7pt"/>
    </style:style>
    <style:style style:name="P16" style:family="paragraph" style:parent-style-name="List_20_Paragraph" style:list-style-name="WWNum1">
      <style:paragraph-properties fo:margin-top="0in" fo:margin-bottom="0in" style:contextual-spacing="true" fo:line-height="115%" fo:orphans="0" fo:widows="0"/>
      <style:text-properties style:font-name="Calibri1" fo:font-size="7pt" officeooo:rsid="00305f15" officeooo:paragraph-rsid="00305f15" style:font-size-asian="7pt" style:font-size-complex="7pt"/>
    </style:style>
    <style:style style:name="P17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2428fb" officeooo:paragraph-rsid="002428fb" style:font-size-asian="7pt" style:font-size-complex="7pt"/>
    </style:style>
    <style:style style:name="P18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28d916" officeooo:paragraph-rsid="0028d916" style:font-size-asian="7pt" style:font-size-complex="7pt"/>
    </style:style>
    <style:style style:name="P19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style:font-size-asian="7pt" style:font-size-complex="7pt"/>
    </style:style>
    <style:style style:name="P20" style:family="paragraph" style:parent-style-name="Standard">
      <style:text-properties style:font-name="Calibri1" officeooo:rsid="002ea9ad" officeooo:paragraph-rsid="002ea9ad"/>
    </style:style>
    <style:style style:name="P21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language="en" fo:country="US" style:letter-kerning="false" style:font-name-asian="Calibri2" style:language-asian="en" style:country-asian="US" style:font-name-complex="F" style:language-complex="ar" style:country-complex="SA"/>
    </style:style>
    <style:style style:name="P2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9pt" fo:language="en" fo:country="US" style:letter-kerning="false" style:font-name-asian="Calibri2" style:font-size-asian="9pt" style:language-asian="en" style:country-asian="US" style:font-size-complex="9pt" style:language-complex="ar" style:country-complex="SA"/>
    </style:style>
    <style:style style:name="P23" style:family="paragraph" style:parent-style-name="Standard">
      <style:paragraph-properties fo:line-height="115%" fo:orphans="0" fo:widows="0"/>
      <style:text-properties style:font-name="Calibri1" fo:font-size="7pt" officeooo:rsid="002ea9ad" officeooo:paragraph-rsid="002ea9ad" style:font-size-asian="7pt" style:font-size-complex="7pt"/>
    </style:style>
    <style:style style:name="P24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2ea9ad" officeooo:paragraph-rsid="002ea9ad" style:font-size-asian="7pt" style:font-size-complex="7pt"/>
    </style:style>
    <style:style style:name="P25" style:family="paragraph" style:parent-style-name="Standard">
      <style:paragraph-properties fo:line-height="115%" fo:orphans="0" fo:widows="0"/>
      <style:text-properties style:font-name="Calibri1" fo:font-size="7pt" officeooo:rsid="00305f15" officeooo:paragraph-rsid="00305f15" style:font-size-asian="7pt" style:font-size-complex="7pt"/>
    </style:style>
    <style:style style:name="P26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305f15" officeooo:paragraph-rsid="00305f15" style:font-size-asian="7pt" style:font-size-complex="7pt"/>
    </style:style>
    <style:style style:name="P27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officeooo:rsid="00305f15" officeooo:paragraph-rsid="00305f15" style:font-size-asian="7pt" style:font-size-complex="7pt"/>
    </style:style>
    <style:style style:name="P28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style:font-name="Abadi" fo:font-size="7pt" style:font-size-asian="7pt" style:font-size-complex="7pt"/>
    </style:style>
    <style:style style:name="T3" style:family="text">
      <style:text-properties fo:font-size="9pt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Ice Creation</text:p>
      <text:p text:style-name="P7">Fighting Profiles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8">Strike</text:p>
          </table:table-cell>
          <table:table-cell table:style-name="Table1.A1" office:value-type="string">
            <text:p text:style-name="P8">Block</text:p>
          </table:table-cell>
          <table:table-cell table:style-name="Table1.A1" office:value-type="string">
            <text:p text:style-name="P8">Shoot</text:p>
          </table:table-cell>
          <table:table-cell table:style-name="Table1.A1" office:value-type="string">
            <text:p text:style-name="P8">Dodge</text:p>
          </table:table-cell>
          <table:table-cell table:style-name="Table1.A1" office:value-type="string">
            <text:p text:style-name="P8">Zap</text:p>
          </table:table-cell>
        </table:table-row>
        <table:table-row table:style-name="Table1.1">
          <table:table-cell table:style-name="Table1.A1" office:value-type="string">
            <text:p text:style-name="P8">Blaster</text:p>
          </table:table-cell>
          <table:table-cell table:style-name="Table1.A1" office:value-type="string">
            <text:p text:style-name="P8">MS+1</text:p>
          </table:table-cell>
          <table:table-cell table:style-name="Table1.A1" office:value-type="string">
            <text:p text:style-name="P8">RS+1</text:p>
          </table:table-cell>
          <table:table-cell table:style-name="Table1.A1" office:value-type="string">
            <text:p text:style-name="P8">PS+4</text:p>
          </table:table-cell>
          <table:table-cell table:style-name="Table1.A1" office:value-type="string">
            <text:p text:style-name="P8">RW+3</text:p>
          </table:table-cell>
          <table:table-cell table:style-name="Table1.A1" office:value-type="string">
            <text:p text:style-name="P8">PW+1</text:p>
          </table:table-cell>
        </table:table-row>
        <table:table-row table:style-name="Table1.1">
          <table:table-cell table:style-name="Table1.A1" office:value-type="string">
            <text:p text:style-name="P21"><text:span text:style-name="T3">Blizzard</text:span></text:p>
          </table:table-cell>
          <table:table-cell table:style-name="Table1.A1" office:value-type="string">
            <text:p text:style-name="P21"><text:span text:style-name="T3">MS+2</text:span></text:p>
          </table:table-cell>
          <table:table-cell table:style-name="Table1.A1" office:value-type="string">
            <text:p text:style-name="P21"><text:span text:style-name="T3">ST+2</text:span></text:p>
          </table:table-cell>
          <table:table-cell table:style-name="Table1.A1" office:value-type="string">
            <text:p text:style-name="P21"><text:span text:style-name="T3">RS+3</text:span></text:p>
          </table:table-cell>
          <table:table-cell table:style-name="Table1.A1" office:value-type="string">
            <text:p text:style-name="P21"><text:span text:style-name="T3">RS+2</text:span></text:p>
          </table:table-cell>
          <table:table-cell table:style-name="Table1.A1" office:value-type="string">
            <text:p text:style-name="P21"><text:span text:style-name="T3">PT+1</text:span></text:p>
          </table:table-cell>
        </table:table-row>
      </table:table>
      <text:p text:style-name="P6"/>
      <text:p text:style-name="P7">Special Mechanics</text:p>
      <text:p text:style-name="P7">Power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1">Name</text:p>
          </table:table-cell>
          <table:table-cell table:style-name="Table2.A1" office:value-type="string">
            <text:p text:style-name="P1">Category</text:p>
          </table:table-cell>
          <table:table-cell table:style-name="Table2.A1" office:value-type="string">
            <text:p text:style-name="P1">Cost</text:p>
          </table:table-cell>
          <table:table-cell table:style-name="Table2.A1" office:value-type="string">
            <text:p text:style-name="P1">Burn</text:p>
          </table:table-cell>
          <table:table-cell table:style-name="Table2.A1" office:value-type="string">
            <text:p text:style-name="P2">Effects</text:p>
          </table:table-cell>
          <table:table-cell table:style-name="Table2.A1" office:value-type="string">
            <text:p text:style-name="P1">Enhancements</text:p>
          </table:table-cell>
        </table:table-row>
        <table:table-row table:style-name="Table2.1">
          <table:table-cell table:style-name="Table2.A1" office:value-type="string">
            <text:p text:style-name="P23">Block of Ice</text:p>
          </table:table-cell>
          <table:table-cell table:style-name="Table2.A1" office:value-type="string">
            <text:p text:style-name="P23">Attack, Ranged, One Target</text:p>
          </table:table-cell>
          <table:table-cell table:style-name="Table2.A1" office:value-type="string">
            <text:p text:style-name="P23">20</text:p>
          </table:table-cell>
          <table:table-cell table:style-name="Table2.A1" office:value-type="string">
            <text:p text:style-name="P23">5</text:p>
          </table:table-cell>
          <table:table-cell table:style-name="Table2.A1" office:value-type="string">
            <text:list xml:id="list3099617318" text:style-name="WWNum2">
              <text:list-item>
                <text:p text:style-name="P24">Accuracy (1)</text:p>
              </text:list-item>
              <text:list-item>
                <text:p text:style-name="P24">Entangle (4d8) (3/3/0)</text:p>
              </text:list-item>
              <text:list-item>
                <text:p text:style-name="P24">On Escape: Chill (Power, Toughness)</text:p>
              </text:list-item>
              <text:list-item>
                <text:p text:style-name="P24">Range Band (5)</text:p>
              </text:list-item>
            </text:list>
          </table:table-cell>
          <table:table-cell table:style-name="Table2.A1" office:value-type="string">
            <text:list xml:id="list4263333512" text:style-name="WWNum1">
              <text:list-item>
                <text:p text:style-name="P14"><text:span text:style-name="T1">Accuracy +2 / x2 / +0B / 10P</text:span></text:p>
              </text:list-item>
              <text:list-item>
                <text:p text:style-name="P14"><text:span text:style-name="T1">Armor / x3 / +1B / 10P</text:span></text:p>
              </text:list-item>
              <text:list-item>
                <text:p text:style-name="P14"><text:span text:style-name="T1">Entangle Die / x3 / +1B / 10P</text:span></text:p>
              </text:list-item>
              <text:list-item>
                <text:p text:style-name="P14"><text:span text:style-name="T1">Frostbite – Every round your victim is entangled, he takes 1 point penetrating cold damage / x1 / +1B / 10P</text:span></text:p>
              </text:list-item>
              <text:list-item>
                <text:p text:style-name="P14"><text:span text:style-name="T1">Range +1 / x3 / +0B / 10P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25">Chill Master</text:p>
          </table:table-cell>
          <table:table-cell table:style-name="Table2.A1" office:value-type="string">
            <text:p text:style-name="P25">Trait</text:p>
          </table:table-cell>
          <table:table-cell table:style-name="Table2.A1" office:value-type="string">
            <text:p text:style-name="P25">20</text:p>
          </table:table-cell>
          <table:table-cell table:style-name="Table2.A1" office:value-type="string">
            <text:p text:style-name="P25">0</text:p>
          </table:table-cell>
          <table:table-cell table:style-name="Table2.A1" office:value-type="string">
            <text:list xml:id="list114655001947231" text:continue-numbering="true" text:style-name="WWNum1">
              <text:list-item>
                <text:p text:style-name="P28"><text:span text:style-name="T1">If you Chill a character who is already Chilled, you may turn that status into Frozen </text:span></text:p>
              </text:list-item>
            </text:list>
          </table:table-cell>
          <table:table-cell table:style-name="Table2.A1" office:value-type="string">
            <text:list xml:id="list114655370793442" text:continue-numbering="true" text:style-name="WWNum1">
              <text:list-item>
                <text:p text:style-name="P14"><text:span text:style-name="T1">None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25">Chill Touch</text:p>
          </table:table-cell>
          <table:table-cell table:style-name="Table2.A1" office:value-type="string">
            <text:p text:style-name="P25">Attack, Melee, One Target</text:p>
          </table:table-cell>
          <table:table-cell table:style-name="Table2.A1" office:value-type="string">
            <text:p text:style-name="P25">20</text:p>
          </table:table-cell>
          <table:table-cell table:style-name="Table2.A1" office:value-type="string">
            <text:p text:style-name="P25">4</text:p>
          </table:table-cell>
          <table:table-cell table:style-name="Table2.A1" office:value-type="string">
            <text:list xml:id="list114656701175001" text:continue-list="list3099617318" text:style-name="WWNum2">
              <text:list-item>
                <text:p text:style-name="P26">Damage (3d8) (Energy, Cold)</text:p>
              </text:list-item>
              <text:list-item>
                <text:p text:style-name="P26">Chill (Power, Toughness)</text:p>
              </text:list-item>
            </text:list>
          </table:table-cell>
          <table:table-cell table:style-name="Table2.A1" office:value-type="string">
            <text:list xml:id="list114655329460995" text:continue-list="list114655370793442" text:style-name="WWNum1">
              <text:list-item>
                <text:p text:style-name="P14"><text:span text:style-name="T1">Accuracy +2 / x2 / +0B / 10P</text:span></text:p>
              </text:list-item>
              <text:list-item>
                <text:p text:style-name="P14"><text:span text:style-name="T1">Burn -1 / x3 / -- / 10P</text:span></text:p>
              </text:list-item>
              <text:list-item>
                <text:p text:style-name="P14"><text:span text:style-name="T1">Dmg Die / x3 / +1B / 10P</text:span></text:p>
              </text:list-item>
              <text:list-item>
                <text:p text:style-name="P14"><text:span text:style-name="T1">Dmg Die / x3 / -2A / 10P</text:span></text:p>
              </text:list-item>
              <text:list-item>
                <text:p text:style-name="P14"><text:span text:style-name="T1">Save DL +2 / x3 / +1B / 10P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25">Cold Immunity</text:p>
          </table:table-cell>
          <table:table-cell table:style-name="Table2.A1" office:value-type="string">
            <text:p text:style-name="P25">Trait</text:p>
          </table:table-cell>
          <table:table-cell table:style-name="Table2.A1" office:value-type="string">
            <text:p text:style-name="P25">20</text:p>
          </table:table-cell>
          <table:table-cell table:style-name="Table2.A1" office:value-type="string">
            <text:p text:style-name="P25">0</text:p>
          </table:table-cell>
          <table:table-cell table:style-name="Table2.A1" office:value-type="string">
            <text:list xml:id="list114655976503322" text:continue-list="list114656701175001" text:style-name="WWNum2">
              <text:list-item>
                <text:p text:style-name="P26">Immunity (Normal Cold)</text:p>
              </text:list-item>
              <text:list-item>
                <text:p text:style-name="P26">Resist (1) (Cold)</text:p>
              </text:list-item>
            </text:list>
          </table:table-cell>
          <table:table-cell table:style-name="Table2.A1" office:value-type="string">
            <text:list xml:id="list114655534730736" text:continue-list="list114655329460995" text:style-name="WWNum1">
              <text:list-item>
                <text:p text:style-name="P14"><text:span text:style-name="T1">Ice Sheath – Resist Fire(1) / x1 / -- / 20P</text:span></text:p>
              </text:list-item>
              <text:list-item>
                <text:p text:style-name="P14"><text:span text:style-name="T1">Resist +1 / x2 / -- / 20P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25">Frostbite</text:p>
          </table:table-cell>
          <table:table-cell table:style-name="Table2.A1" office:value-type="string">
            <text:p text:style-name="P25">Adder, Attack</text:p>
          </table:table-cell>
          <table:table-cell table:style-name="Table2.A1" office:value-type="string">
            <text:p text:style-name="P25">20</text:p>
          </table:table-cell>
          <table:table-cell table:style-name="Table2.A1" office:value-type="string">
            <text:p text:style-name="P25">1</text:p>
          </table:table-cell>
          <table:table-cell table:style-name="Table2.A1" office:value-type="string">
            <text:list xml:id="list114655944027421" text:continue-list="list114655976503322" text:style-name="WWNum2">
              <text:list-item>
                <text:p text:style-name="P26">If this attack hits an already Chilled opponent, it does Damage (+2)</text:p>
              </text:list-item>
            </text:list>
          </table:table-cell>
          <table:table-cell table:style-name="Table2.A1" office:value-type="string">
            <text:list xml:id="list114656697818826" text:continue-list="list114655534730736" text:style-name="WWNum1">
              <text:list-item>
                <text:p text:style-name="P14"><text:span text:style-name="T1">Damage +1 / x3 / +0B / 10P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25">Ice Armor</text:p>
          </table:table-cell>
          <table:table-cell table:style-name="Table2.A1" office:value-type="string">
            <text:p text:style-name="P25">Armor, Applied</text:p>
          </table:table-cell>
          <table:table-cell table:style-name="Table2.A1" office:value-type="string">
            <text:p text:style-name="P25">20</text:p>
          </table:table-cell>
          <table:table-cell table:style-name="Table2.A1" office:value-type="string">
            <text:p text:style-name="P25">8</text:p>
          </table:table-cell>
          <table:table-cell table:style-name="Table2.A1" office:value-type="string">
            <text:list xml:id="list114656155859572" text:continue-numbering="true" text:style-name="WWNum1">
              <text:list-item>
                <text:p text:style-name="P27">Armor (6/6/0)</text:p>
              </text:list-item>
              <text:list-item>
                <text:p text:style-name="P27">Ablates (1/1/0) (On Hit)</text:p>
              </text:list-item>
              <text:list-item>
                <text:p text:style-name="P27">Ablates (6/6/0) (On Hit by Fire/Heat)</text:p>
              </text:list-item>
            </text:list>
          </table:table-cell>
          <table:table-cell table:style-name="Table2.A1" office:value-type="string">
            <text:list xml:id="list114656332138128" text:continue-numbering="true" text:style-name="WWNum1">
              <text:list-item>
                <text:p text:style-name="P14"><text:span text:style-name="T1">Frostbite – Anyone adjacent to you takes 1 point penetrating cold damage / x1 / +1B / 10P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25">Ice Blast</text:p>
          </table:table-cell>
          <table:table-cell table:style-name="Table2.A1" office:value-type="string">
            <text:p text:style-name="P25">Attack, Ranged, One Target</text:p>
          </table:table-cell>
          <table:table-cell table:style-name="Table2.A1" office:value-type="string">
            <text:p text:style-name="P25">20</text:p>
          </table:table-cell>
          <table:table-cell table:style-name="Table2.A1" office:value-type="string">
            <text:p text:style-name="P25">5</text:p>
          </table:table-cell>
          <table:table-cell table:style-name="Table2.A1" office:value-type="string">
            <text:list xml:id="list114656811038138" text:continue-numbering="true" text:style-name="WWNum1">
              <text:list-item>
                <text:p text:style-name="P27">Accuracy (1)</text:p>
              </text:list-item>
              <text:list-item>
                <text:p text:style-name="P27">Damage (2d8 + Skill) (Energy, Cold)</text:p>
              </text:list-item>
              <text:list-item>
                <text:p text:style-name="P27">Chill (Power, Toughness)</text:p>
              </text:list-item>
            </text:list>
          </table:table-cell>
          <table:table-cell table:style-name="Table2.A1" office:value-type="string">
            <text:list xml:id="list114655568769497" text:continue-numbering="true" text:style-name="WWNum1">
              <text:list-item>
                <text:p text:style-name="P14"><text:span text:style-name="T1">Accuracy +2 / x2 / +0B / 10P</text:span></text:p>
              </text:list-item>
              <text:list-item>
                <text:p text:style-name="P14"><text:span text:style-name="T1">Burn -1 / x3 / -- / 10P</text:span></text:p>
              </text:list-item>
              <text:list-item>
                <text:p text:style-name="P14"><text:span text:style-name="T1">Dmg Die / x3 / +1B / 10P </text:span></text:p>
              </text:list-item>
              <text:list-item>
                <text:p text:style-name="P14"><text:span text:style-name="T1">Dmg Die / x3 / -2A / 10P </text:span></text:p>
              </text:list-item>
              <text:list-item>
                <text:p text:style-name="P14"><text:span text:style-name="T1">Fast +1 / x3 / +0B / 10P</text:span></text:p>
              </text:list-item>
              <text:list-item>
                <text:p text:style-name="P14"><text:span text:style-name="T1">Range +1 / x3 / +0B / 10P</text:span></text:p>
              </text:list-item>
              <text:list-item>
                <text:p text:style-name="P14"><text:span text:style-name="T1">Save DL +2 / x3 / +1B / 10P</text:span></text:p>
              </text:list-item>
            </text:list>
          </table:table-cell>
        </table:table-row>
        <table:table-row table:style-name="Table2.1">
          <table:table-cell table:style-name="Table2.A9" office:value-type="string">
            <text:p text:style-name="P25">Ice Patch</text:p>
          </table:table-cell>
          <table:table-cell table:style-name="Table2.A9" office:value-type="string">
            <text:p text:style-name="P25">Attack, Area, Targeted</text:p>
          </table:table-cell>
          <table:table-cell table:style-name="Table2.A9" office:value-type="string">
            <text:p text:style-name="P25">20</text:p>
          </table:table-cell>
          <table:table-cell table:style-name="Table2.A9" office:value-type="string">
            <text:p text:style-name="P25">4</text:p>
          </table:table-cell>
          <table:table-cell table:style-name="Table2.A9" office:value-type="string">
            <text:list xml:id="list114655063702297" text:continue-numbering="true" text:style-name="WWNum1">
              <text:list-item>
                <text:p text:style-name="P27">Range Band (4)</text:p>
              </text:list-item>
              <text:list-item>
                <text:p text:style-name="P27">Radius (2)</text:p>
              </text:list-item>
              <text:list-item>
                <text:p text:style-name="P27">Prone (Reflex, Skill)</text:p>
              </text:list-item>
              <text:list-item>
                <text:p text:style-name="P27">Creates a patch of ice on the ground that acts as difficult terrain for anyone running through it</text:p>
              </text:list-item>
              <text:list-item>
                <text:p text:style-name="P27">Anyone entering a icy hex must save, or fall prone and slide in a straight line until they exit the patch</text:p>
              </text:list-item>
            </text:list>
          </table:table-cell>
          <table:table-cell table:style-name="Table2.A9" office:value-type="string">
            <text:list xml:id="list114656606352143" text:continue-numbering="true" text:style-name="WWNum1">
              <text:list-item>
                <text:p text:style-name="P14"><text:span text:style-name="T1">Range +1 / x3 / +0B / 10P</text:span></text:p>
              </text:list-item>
              <text:list-item>
                <text:p text:style-name="P14"><text:span text:style-name="T1">Save DL +2 / x3 / +1B / 10P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25">Ice Skating</text:p>
          </table:table-cell>
          <table:table-cell table:style-name="Table2.A1" office:value-type="string">
            <text:p text:style-name="P25">Movement</text:p>
          </table:table-cell>
          <table:table-cell table:style-name="Table2.A1" office:value-type="string">
            <text:p text:style-name="P25">20</text:p>
          </table:table-cell>
          <table:table-cell table:style-name="Table2.A1" office:value-type="string">
            <text:p text:style-name="P25">1</text:p>
          </table:table-cell>
          <table:table-cell table:style-name="Table2.A1" office:value-type="string">
            <text:list xml:id="list114656491354783" text:continue-list="list114655944027421" text:style-name="WWNum2">
              <text:list-item>
                <text:p text:style-name="P26">Run (12)</text:p>
              </text:list-item>
              <text:list-item>
                <text:p text:style-name="P26">Overland (3)</text:p>
              </text:list-item>
            </text:list>
          </table:table-cell>
          <table:table-cell table:style-name="Table2.A1" office:value-type="string">
            <text:list xml:id="list114655384794804" text:continue-list="list114656606352143" text:style-name="WWNum1">
              <text:list-item>
                <text:p text:style-name="P14"><text:span text:style-name="T1">Move / x3 / +1B / 10P</text:span></text:p>
              </text:list-item>
              <text:list-item>
                <text:p text:style-name="P14"><text:span text:style-name="T1">Overland +1 / x3 / +0B / 10P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25">Piercing Shot</text:p>
          </table:table-cell>
          <table:table-cell table:style-name="Table2.A1" office:value-type="string">
            <text:p text:style-name="P25">Adder, Attack</text:p>
          </table:table-cell>
          <table:table-cell table:style-name="Table2.A1" office:value-type="string">
            <text:p text:style-name="P25">20</text:p>
          </table:table-cell>
          <table:table-cell table:style-name="Table2.A1" office:value-type="string">
            <text:p text:style-name="P25">1</text:p>
          </table:table-cell>
          <table:table-cell table:style-name="Table2.A1" office:value-type="string">
            <text:list xml:id="list114655085132929" text:continue-list="list114656491354783" text:style-name="WWNum2">
              <text:list-item>
                <text:p text:style-name="P26">Pierce (2)</text:p>
              </text:list-item>
            </text:list>
          </table:table-cell>
          <table:table-cell table:style-name="Table2.A1" office:value-type="string">
            <text:list xml:id="list114656212497205" text:continue-list="list114655384794804" text:style-name="WWNum1">
              <text:list-item>
                <text:p text:style-name="P15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25">Slowing Shot</text:p>
          </table:table-cell>
          <table:table-cell table:style-name="Table2.A1" office:value-type="string">
            <text:p text:style-name="P25">Adder, <text:soft-page-break/>Attack</text:p>
          </table:table-cell>
          <table:table-cell table:style-name="Table2.A1" office:value-type="string">
            <text:p text:style-name="P25">20</text:p>
          </table:table-cell>
          <table:table-cell table:style-name="Table2.A1" office:value-type="string">
            <text:p text:style-name="P25">1</text:p>
          </table:table-cell>
          <table:table-cell table:style-name="Table2.A1" office:value-type="string">
            <text:list xml:id="list114656114028848" text:continue-numbering="true" text:style-name="WWNum1">
              <text:list-item>
                <text:p text:style-name="P16">If this attack hits a Chilled opponent, they are <text:soft-page-break/>take Slow (1)</text:p>
              </text:list-item>
            </text:list>
          </table:table-cell>
          <table:table-cell table:style-name="Table2.A1" office:value-type="string">
            <text:list xml:id="list114655040364442" text:continue-numbering="true" text:style-name="WWNum1">
              <text:list-item>
                <text:p text:style-name="P15">None<text:soft-page-break/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25">Snow Storm</text:p>
          </table:table-cell>
          <table:table-cell table:style-name="Table2.A1" office:value-type="string">
            <text:p text:style-name="P25">Attack, Area, Targeted, Toggle</text:p>
          </table:table-cell>
          <table:table-cell table:style-name="Table2.A1" office:value-type="string">
            <text:p text:style-name="P25">20</text:p>
          </table:table-cell>
          <table:table-cell table:style-name="Table2.A1" office:value-type="string">
            <text:p text:style-name="P25">4</text:p>
          </table:table-cell>
          <table:table-cell table:style-name="Table2.A1" office:value-type="string">
            <text:list xml:id="list114655733124333" text:continue-list="list114655085132929" text:style-name="WWNum2">
              <text:list-item>
                <text:p text:style-name="P26">Range Band (4)</text:p>
              </text:list-item>
              <text:list-item>
                <text:p text:style-name="P26">Radius (3)</text:p>
              </text:list-item>
            </text:list>
          </table:table-cell>
          <table:table-cell table:style-name="Table2.A1" office:value-type="string">
            <text:list xml:id="list114656693359701" text:continue-list="list114655040364442" text:style-name="WWNum1">
              <text:list-item>
                <text:p text:style-name="P28"><text:span text:style-name="T1">Creates a zone into which people can only see 1 hex</text:span></text:p>
              </text:list-item>
              <text:list-item>
                <text:p text:style-name="P28"><text:span text:style-name="T1">Anyone attacking through the zone will be Blind unless they are adjacent to their target</text:span></text:p>
              </text:list-item>
              <text:list-item>
                <text:p text:style-name="P28"><text:span text:style-name="T1">Anyone moving through the zone has to take the rough ground penalty, or be subject to a random move</text:span></text:p>
              </text:list-item>
            </text:list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badi" svg:font-family="Abadi" style:font-family-generic="roman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7pt" style:font-size-asian="7pt" style:font-size-complex="7pt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hris Magoun</meta:initial-creator>
    <meta:editing-cycles>44</meta:editing-cycles>
    <meta:creation-date>2022-06-06T19:36:00</meta:creation-date>
    <dc:date>2023-02-04T11:46:54.766000000</dc:date>
    <meta:editing-duration>PT6H6S</meta:editing-duration>
    <meta:generator>LibreOffice/7.4.2.3$Windows_X86_64 LibreOffice_project/382eef1f22670f7f4118c8c2dd222ec7ad009daf</meta:generator>
    <meta:document-statistic meta:table-count="2" meta:image-count="0" meta:object-count="0" meta:page-count="2" meta:paragraph-count="133" meta:word-count="585" meta:character-count="2477" meta:non-whitespace-character-count="2077"/>
    <meta:user-defined meta:name="AppVersion">16.0000</meta:user-defined>
    <meta:template xlink:type="simple" xlink:actuate="onRequest" xlink:title="Normal.dotm" xlink:href=""/>
  </office:meta>
</office:document-meta>
</file>